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Optimizing content efficiency</text:h>
      <text:p text:style-name="Text_20_body">The amount of data downloaded by apps continues to increase over time. To deliver great performance you must optimize data delivery as much as possible.</text:p>
      <text:list xml:id="list664152545420803758" text:style-name="L1">
        <text:list-item>
          <text:p text:style-name="P6"><text:a xlink:type="simple" xlink:href="https://developers.google.com/web/fundamentals/performance/optimizing-content-efficiency/?hl=en" text:style-name="Internet_20_link" text:visited-style-name="Visited_20_Internet_20_Link">Optimizing content efficiency</text:a></text:p>
        </text:list-item>
        <text:list-item>
          <text:p text:style-name="P6"><text:a xlink:type="simple" xlink:href="https://developers.google.com/web/fundamentals/performance/optimizing-content-efficiency/eliminate-downloads?hl=en" text:style-name="Internet_20_link" text:visited-style-name="Visited_20_Internet_20_Link">Eliminating unnecessary downloads</text:a></text:p>
        </text:list-item>
        <text:list-item>
          <text:p text:style-name="P6"><text:a xlink:type="simple" xlink:href="https://developers.google.com/web/fundamentals/performance/optimizing-content-efficiency/optimize-encoding-and-transfer?hl=en" text:style-name="Internet_20_link" text:visited-style-name="Visited_20_Internet_20_Link">Optimizing encoding and transfer size of text-based assets</text:a></text:p>
        </text:list-item>
        <text:list-item>
          <text:p text:style-name="P6"><text:a xlink:type="simple" xlink:href="https://developers.google.com/web/fundamentals/performance/optimizing-content-efficiency/image-optimization?hl=en" text:style-name="Internet_20_link" text:visited-style-name="Visited_20_Internet_20_Link">Image optimization</text:a></text:p>
        </text:list-item>
        <text:list-item>
          <text:p text:style-name="P6"><text:a xlink:type="simple" xlink:href="https://developers.google.com/web/fundamentals/performance/optimizing-content-efficiency/webfont-optimization?hl=en" text:style-name="Internet_20_link" text:visited-style-name="Visited_20_Internet_20_Link">Web font optimization</text:a></text:p>
        </text:list-item>
        <text:list-item>
          <text:p text:style-name="P1"><text:a xlink:type="simple" xlink:href="https://developers.google.com/web/fundamentals/performance/optimizing-content-efficiency/http-caching?hl=en" text:style-name="Internet_20_link" text:visited-style-name="Visited_20_Internet_20_Link">HTTP caching</text:a></text:p>
        </text:list-item>
      </text:list>
      <text:h text:style-name="Heading_20_4" text:outline-level="4">Critical rendering path</text:h>
      <text:p text:style-name="Text_20_body">Optimizing the critical rendering path refers to prioritizing the display of content that relates to the current user action.</text:p>
      <text:list xml:id="list7608594253041886657" text:style-name="L2">
        <text:list-item>
          <text:p text:style-name="P7"><text:a xlink:type="simple" xlink:href="https://developers.google.com/web/fundamentals/performance/critical-rendering-path/?hl=en" text:style-name="Internet_20_link" text:visited-style-name="Visited_20_Internet_20_Link">Critical rendering path</text:a></text:p>
        </text:list-item>
        <text:list-item>
          <text:p text:style-name="P7"><text:a xlink:type="simple" xlink:href="https://developers.google.com/web/fundamentals/performance/critical-rendering-path/constructing-the-object-model?hl=en" text:style-name="Internet_20_link" text:visited-style-name="Visited_20_Internet_20_Link">Constructing the Object Model</text:a></text:p>
        </text:list-item>
        <text:list-item>
          <text:p text:style-name="P7"><text:a xlink:type="simple" xlink:href="https://developers.google.com/web/fundamentals/performance/critical-rendering-path/render-tree-construction?hl=en" text:style-name="Internet_20_link" text:visited-style-name="Visited_20_Internet_20_Link">Render-tree construction, layout, and paint</text:a></text:p>
        </text:list-item>
        <text:list-item>
          <text:p text:style-name="P7"><text:a xlink:type="simple" xlink:href="https://developers.google.com/web/fundamentals/performance/critical-rendering-path/render-blocking-css?hl=en" text:style-name="Internet_20_link" text:visited-style-name="Visited_20_Internet_20_Link">Render blocking CSS</text:a></text:p>
        </text:list-item>
        <text:list-item>
          <text:p text:style-name="P7"><text:a xlink:type="simple" xlink:href="https://developers.google.com/web/fundamentals/performance/critical-rendering-path/adding-interactivity-with-javascript?hl=en" text:style-name="Internet_20_link" text:visited-style-name="Visited_20_Internet_20_Link">Adding interactivity with JavaScript</text:a></text:p>
        </text:list-item>
        <text:list-item>
          <text:p text:style-name="P7"><text:a xlink:type="simple" xlink:href="https://developers.google.com/web/fundamentals/performance/critical-rendering-path/measure-crp?hl=en" text:style-name="Internet_20_link" text:visited-style-name="Visited_20_Internet_20_Link">Measuring the critical rendering path with Navigation Timing</text:a></text:p>
        </text:list-item>
        <text:list-item>
          <text:p text:style-name="P7"><text:a xlink:type="simple" xlink:href="https://developers.google.com/web/fundamentals/performance/critical-rendering-path/analyzing-crp?hl=en" text:style-name="Internet_20_link" text:visited-style-name="Visited_20_Internet_20_Link">Analyzing critical rendering path performance</text:a></text:p>
        </text:list-item>
        <text:list-item>
          <text:p text:style-name="P7"><text:a xlink:type="simple" xlink:href="https://developers.google.com/web/fundamentals/performance/critical-rendering-path/optimizing-critical-rendering-path?hl=en" text:style-name="Internet_20_link" text:visited-style-name="Visited_20_Internet_20_Link">Optimizing the critical rendering path</text:a></text:p>
        </text:list-item>
        <text:list-item>
          <text:p text:style-name="P2"><text:a xlink:type="simple" xlink:href="https://developers.google.com/web/fundamentals/performance/critical-rendering-path/page-speed-rules-and-recommendations?hl=en" text:style-name="Internet_20_link" text:visited-style-name="Visited_20_Internet_20_Link">PageSpeed rules and recommendations</text:a></text:p>
        </text:list-item>
      </text:list>
      <text:h text:style-name="Heading_20_4" text:outline-level="4">Rendering performance</text:h>
      <text:p text:style-name="Text_20_body">Users notice if sites and apps don't run well, so optimizing rendering performance is crucial!</text:p>
      <text:list xml:id="list2708344770073216475" text:style-name="L3">
        <text:list-item>
          <text:p text:style-name="P8"><text:a xlink:type="simple" xlink:href="https://developers.google.com/web/fundamentals/performance/rendering/?hl=en" text:style-name="Internet_20_link" text:visited-style-name="Visited_20_Internet_20_Link">Rendering performance</text:a></text:p>
        </text:list-item>
        <text:list-item>
          <text:p text:style-name="P8"><text:a xlink:type="simple" xlink:href="https://developers.google.com/web/fundamentals/performance/rendering/optimize-javascript-execution?hl=en" text:style-name="Internet_20_link" text:visited-style-name="Visited_20_Internet_20_Link">Optimize JavaScript execution</text:a></text:p>
        </text:list-item>
        <text:list-item>
          <text:p text:style-name="P8"><text:a xlink:type="simple" xlink:href="https://developers.google.com/web/fundamentals/performance/rendering/reduce-the-scope-and-complexity-of-style-calculations?hl=en" text:style-name="Internet_20_link" text:visited-style-name="Visited_20_Internet_20_Link">Reduce the scope and complexity of style calculations</text:a></text:p>
        </text:list-item>
        <text:list-item>
          <text:p text:style-name="P8"><text:a xlink:type="simple" xlink:href="https://developers.google.com/web/fundamentals/performance/rendering/avoid-large-complex-layouts-and-layout-thrashing?hl=en" text:style-name="Internet_20_link" text:visited-style-name="Visited_20_Internet_20_Link">Avoid large, complex layouts and layout thrashing</text:a></text:p>
        </text:list-item>
        <text:list-item>
          <text:p text:style-name="P8"><text:a xlink:type="simple" xlink:href="https://developers.google.com/web/fundamentals/performance/rendering/simplify-paint-complexity-and-reduce-paint-areas?hl=en" text:style-name="Internet_20_link" text:visited-style-name="Visited_20_Internet_20_Link">Simplify paint complexity and reduce paint areas</text:a></text:p>
        </text:list-item>
        <text:list-item>
          <text:p text:style-name="P8"><text:a xlink:type="simple" xlink:href="https://developers.google.com/web/fundamentals/performance/rendering/stick-to-compositor-only-properties-and-manage-layer-count?hl=en" text:style-name="Internet_20_link" text:visited-style-name="Visited_20_Internet_20_Link">Stick to compositor-only properties and manage layer count</text:a></text:p>
        </text:list-item>
        <text:list-item>
          <text:p text:style-name="P3"><text:a xlink:type="simple" xlink:href="https://developers.google.com/web/fundamentals/performance/rendering/debounce-your-input-handlers?hl=en" text:style-name="Internet_20_link" text:visited-style-name="Visited_20_Internet_20_Link">Debounce your input handlers</text:a></text:p>
        </text:list-item>
      </text:list>
      <text:h text:style-name="Heading_20_4" text:outline-level="4">Performance codelab</text:h>
      <text:p text:style-name="Text_20_body">In this codelab, you will learn how to identify and fix web app performance bottlenecks.</text:p>
      <text:list xml:id="list4438630840799404079" text:style-name="L4">
        <text:list-item>
          <text:p text:style-name="P9"><text:a xlink:type="simple" xlink:href="https://developers.google.com/web/fundamentals/performance/performance-codelab/?hl=en" text:style-name="Internet_20_link" text:visited-style-name="Visited_20_Internet_20_Link">Performance codelab</text:a></text:p>
        </text:list-item>
        <text:list-item>
          <text:p text:style-name="P9"><text:a xlink:type="simple" xlink:href="https://developers.google.com/web/fundamentals/performance/performance-codelab/step-01?hl=en" text:style-name="Internet_20_link" text:visited-style-name="Visited_20_Internet_20_Link">About the project app</text:a></text:p>
        </text:list-item>
        <text:list-item>
          <text:p text:style-name="P9"><text:a xlink:type="simple" xlink:href="https://developers.google.com/web/fundamentals/performance/performance-codelab/step-02?hl=en" text:style-name="Internet_20_link" text:visited-style-name="Visited_20_Internet_20_Link">Improve list scrolling performance</text:a></text:p>
        </text:list-item>
        <text:list-item>
          <text:p text:style-name="P9"><text:soft-page-break/><text:a xlink:type="simple" xlink:href="https://developers.google.com/web/fundamentals/performance/performance-codelab/step-03?hl=en" text:style-name="Internet_20_link" text:visited-style-name="Visited_20_Internet_20_Link">Story concatenation</text:a></text:p>
        </text:list-item>
        <text:list-item>
          <text:p text:style-name="P9"><text:a xlink:type="simple" xlink:href="https://developers.google.com/web/fundamentals/performance/performance-codelab/step-04?hl=en" text:style-name="Internet_20_link" text:visited-style-name="Visited_20_Internet_20_Link">Story slide-in/out (part 1)</text:a></text:p>
        </text:list-item>
        <text:list-item>
          <text:p text:style-name="P9"><text:a xlink:type="simple" xlink:href="https://developers.google.com/web/fundamentals/performance/performance-codelab/step-05?hl=en" text:style-name="Internet_20_link" text:visited-style-name="Visited_20_Internet_20_Link">Memory waste</text:a></text:p>
        </text:list-item>
        <text:list-item>
          <text:p text:style-name="P9"><text:a xlink:type="simple" xlink:href="https://developers.google.com/web/fundamentals/performance/performance-codelab/step-06?hl=en" text:style-name="Internet_20_link" text:visited-style-name="Visited_20_Internet_20_Link">Story slide-in/out (part 2)</text:a></text:p>
        </text:list-item>
        <text:list-item>
          <text:p text:style-name="P4"><text:a xlink:type="simple" xlink:href="https://developers.google.com/web/fundamentals/performance/performance-codelab/congratulations?hl=en" text:style-name="Internet_20_link" text:visited-style-name="Visited_20_Internet_20_Link">Congratulations</text:a></text:p>
        </text:list-item>
      </text:list>
      <text:h text:style-name="Heading_20_4" text:outline-level="4">Understand low bandwidth and high latency</text:h>
      <text:p text:style-name="Text_20_body">It's important to understand what your app or site feels like when connectivity is poor or unreliable, and build accordingly. A range of tools can help you.</text:p>
      <text:list xml:id="list4652831840364296539" text:style-name="L5">
        <text:list-item>
          <text:p text:style-name="P10"><text:a xlink:type="simple" xlink:href="https://developers.google.com/web/fundamentals/performance/poor-connectivity/?hl=en" text:style-name="Internet_20_link" text:visited-style-name="Visited_20_Internet_20_Link">Understand low bandwidth and high latency</text:a></text:p>
        </text:list-item>
        <text:list-item>
          <text:p text:style-name="P10"><text:a xlink:type="simple" xlink:href="https://developers.google.com/web/fundamentals/performance/poor-connectivity/testing?hl=en" text:style-name="Internet_20_link" text:visited-style-name="Visited_20_Internet_20_Link">Test with low bandwidth and high latency</text:a></text:p>
        </text:list-item>
        <text:list-item>
          <text:p text:style-name="P5"><text:a xlink:type="simple" xlink:href="https://developers.google.com/web/fundamentals/performance/poor-connectivity/lie-fi?hl=en" text:style-name="Internet_20_link" text:visited-style-name="Visited_20_Internet_20_Link">Handle unreliable connectivity and 'lie-fi'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27:34.033500202</meta:creation-date>
    <dc:date>2016-06-29T13:31:43.602854190</dc:date>
    <meta:editing-duration>PT41M31S</meta:editing-duration>
    <meta:editing-cycles>1</meta:editing-cycles>
    <meta:generator>LibreOffice/5.1.3.2$Linux_X86_64 LibreOffice_project/10m0$Build-2</meta:generator>
    <meta:document-statistic meta:table-count="0" meta:image-count="0" meta:object-count="0" meta:page-count="2" meta:paragraph-count="43" meta:word-count="292" meta:character-count="1897" meta:non-whitespace-character-count="1681"/>
  </office:meta>
</office:document-meta>
</file>